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4f9b"/>
    </style:style>
    <style:style style:name="P2" style:family="paragraph" style:parent-style-name="Standard">
      <style:text-properties officeooo:rsid="00088a51" officeooo:paragraph-rsid="00088a51"/>
    </style:style>
    <style:style style:name="P3" style:family="paragraph" style:parent-style-name="Standard">
      <style:text-properties officeooo:rsid="000a89b3" officeooo:paragraph-rsid="000a89b3"/>
    </style:style>
    <style:style style:name="P4" style:family="paragraph" style:parent-style-name="Standard">
      <style:text-properties officeooo:rsid="000a89b3" officeooo:paragraph-rsid="000baf01"/>
    </style:style>
    <style:style style:name="P5" style:family="paragraph" style:parent-style-name="Standard">
      <style:text-properties officeooo:rsid="000ed9c5" officeooo:paragraph-rsid="000ed9c5"/>
    </style:style>
    <style:style style:name="P6" style:family="paragraph" style:parent-style-name="Standard">
      <style:text-properties officeooo:rsid="0011c4b0" officeooo:paragraph-rsid="0011c4b0"/>
    </style:style>
    <style:style style:name="P7" style:family="paragraph" style:parent-style-name="Standard">
      <style:text-properties officeooo:rsid="0012b2cd" officeooo:paragraph-rsid="0012b2cd"/>
    </style:style>
    <style:style style:name="P8" style:family="paragraph" style:parent-style-name="Standard">
      <style:text-properties officeooo:rsid="000ed9c5" officeooo:paragraph-rsid="000ed9c5"/>
    </style:style>
    <style:style style:name="P9" style:family="paragraph" style:parent-style-name="Standard">
      <style:text-properties officeooo:rsid="000ed9c5" officeooo:paragraph-rsid="0013f63b"/>
    </style:style>
    <style:style style:name="P10" style:family="paragraph" style:parent-style-name="Standard">
      <style:text-properties officeooo:rsid="0011c4b0" officeooo:paragraph-rsid="0013f63b"/>
    </style:style>
    <style:style style:name="T1" style:family="text">
      <style:text-properties officeooo:rsid="000ac550"/>
    </style:style>
    <style:style style:name="T2" style:family="text">
      <style:text-properties officeooo:rsid="000baf01"/>
    </style:style>
    <style:style style:name="T3" style:family="text">
      <style:text-properties officeooo:rsid="00105e02"/>
    </style:style>
    <style:style style:name="T4" style:family="text">
      <style:text-properties officeooo:rsid="000ed9c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ed9c5" style:font-weight-asian="bold" style:font-weight-complex="bold"/>
    </style:style>
    <style:style style:name="T7" style:family="text">
      <style:text-properties fo:font-weight="normal" officeooo:rsid="000ed9c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database Colegio;</text:p>
      <text:p text:style-name="Standard"/>
      <text:p text:style-name="P1">create table log(<text:line-break/><text:tab/>codLog Integer NOT NULL AUTO_INCREMENT ,<text:line-break/> <text:s text:c="3"/>Descição VARCHAR(45),<text:line-break/> <text:s text:c="3"/>primary key(codLog)<text:line-break/>);<text:line-break/><text:line-break/>create table turma(<text:line-break/><text:tab/>CodTurma Integer,<text:line-break/> <text:s text:c="3"/>nomeTurma varchar(45),<text:line-break/> <text:s text:c="3"/>quabtidadeAluno Integer,<text:line-break/> <text:s text:c="3"/>primary key(CodTurma)<text:line-break/>);<text:line-break/><text:line-break/>create table aluno(<text:line-break/><text:tab/>Codaluno Integer,<text:line-break/> <text:s text:c="3"/>nomeAluno varchar(100),<text:line-break/> <text:s text:c="3"/>CpfAluno varchar(45),<text:line-break/> <text:s text:c="3"/>senhaAluno varchar(100),<text:line-break/> <text:s text:c="3"/>statusAluno integer,<text:line-break/> <text:s text:c="3"/>primary key(Codaluno)<text:line-break/>);<text:line-break/><text:line-break/>create table Turma_aluno(<text:line-break/><text:tab/>CodTurma_aluno Integer,<text:line-break/> <text:s text:c="3"/>Codaluno Integer,<text:line-break/> <text:s text:c="3"/>Codturma Integer,<text:line-break/> <text:s text:c="3"/>primary key(CodTurma_aluno),<text:line-break/> <text:s text:c="3"/><text:line-break/> <text:s text:c="3"/>constraint TurmAluno<text:line-break/> <text:s text:c="3"/>foreign key (Codaluno) references aluno(Codaluno)<text:line-break/> <text:s text:c="3"/>on delete set NULL<text:line-break/> <text:s text:c="3"/>on update cascade,<text:line-break/> <text:s text:c="3"/><text:line-break/> <text:s text:c="3"/>constraint AlunoTurm<text:line-break/> <text:s text:c="3"/>foreign key (Codturma) references turma(CodTurma)<text:line-break/> <text:s text:c="3"/>on delete set NULL<text:line-break/> <text:s text:c="3"/>on update cascade<text:line-break/>);<text:line-break/><text:line-break/>create table professor(<text:line-break/><text:tab/>Codprofessor Integer,<text:line-break/> <text:s text:c="3"/>nomeprofessor varchar(45),<text:line-break/> <text:s text:c="3"/>Cpfprofessor varchar(45),<text:line-break/> <text:s text:c="3"/>senhaprofessor varchar(45),<text:line-break/> <text:s text:c="3"/>quantdisciplinas varchar(45),<text:line-break/> <text:s text:c="3"/>primary key(Codprofessor)<text:line-break/>);<text:line-break/><text:line-break/>create table disciplina(<text:line-break/><text:tab/>coddisciplina integer,<text:line-break/><text:soft-page-break/> <text:s text:c="3"/>nomedisciplina varchar(45),<text:line-break/> <text:s text:c="3"/>codProfessor integer,<text:line-break/> <text:s text:c="3"/><text:line-break/> <text:s text:c="3"/>primary key(coddisciplina),<text:line-break/> <text:s text:c="3"/><text:line-break/> <text:s text:c="3"/>constraint DiscplinaProfessor<text:line-break/> <text:s text:c="3"/>foreign key(codProfessor) references professor(Codprofessor)<text:line-break/> <text:s text:c="3"/>on delete set NULL<text:line-break/> <text:s text:c="3"/>on update cascade<text:line-break/>);<text:line-break/><text:line-break/>create table nota(<text:line-break/><text:tab/>codnota integer,<text:line-break/> <text:s text:c="3"/>nota1semestre decimal(2,1),<text:line-break/><text:tab/>nota2semestre decimal(2,1),<text:line-break/><text:tab/>notafinal decimal(2,1),<text:line-break/> <text:s text:c="3"/>coddisciplina integer,<text:line-break/> <text:s text:c="3"/>codaluno integer,<text:line-break/> <text:s text:c="3"/><text:line-break/> <text:s text:c="3"/>primary key(codnota),<text:line-break/> <text:s text:c="3"/><text:line-break/> <text:s text:c="3"/>constraint NotaDiscplina<text:line-break/> <text:s text:c="3"/>foreign key(coddisciplina) references disciplina(coddisciplina)<text:line-break/><text:tab/>on delete set NULL<text:line-break/> <text:s text:c="3"/>on update cascade,<text:line-break/> <text:s text:c="3"/><text:line-break/> <text:s text:c="3"/>constraint NotaAluno<text:line-break/> <text:s text:c="3"/>foreign key(codaluno) references aluno(Codaluno)<text:line-break/><text:tab/>on delete set NULL<text:line-break/> <text:s text:c="3"/>on update cascade<text:line-break/> <text:s text:c="3"/><text:line-break/>);<text:line-break/></text:p>
      <text:p text:style-name="P1"/>
      <text:p text:style-name="P2">1.</text:p>
      <text:p text:style-name="P2"/>
      <text:p text:style-name="P2">delimiter //<text:line-break/>drop procedure if exists Pr_Cadastra_Aluno//<text:line-break/>create procedure Pr_Cadastra_Aluno(in codigo int, in nome varchar(100),in cpf varchar(45),in senha varchar(100),in statu int)<text:line-break/>begin<text:line-break/>insert into aluno values(codigo, nome , cpf , senha , statu);<text:line-break/>select codigo , nome , cpf, senha, statu;<text:line-break/>END//<text:line-break/>delimiter ;</text:p>
      <text:p text:style-name="P2"/>
      <text:p text:style-name="P2">call Pr_Cadastra_Aluno(101 , "Bruna Rosa", "000-999-888-84", "Bruna123", 1);</text:p>
      <text:p text:style-name="P2"/>
      <text:p text:style-name="P3">2.</text:p>
      <text:p text:style-name="P3"/>
      <text:p text:style-name="P4">delimiter //<text:line-break/>drop procedure if exists Pr_Altera_Professor//<text:line-break/><text:soft-page-break/>create procedure Pr_Altera_Professor(in codigo int, in nome varchar(45),in cpf varchar(45),in senha varchar(45),in disc varchar(45))<text:line-break/>begin<text:line-break/>update professor p<text:line-break/>set p.codprofessor = codigo , p.nomeprofessor = nome , p.cpfprofessor = cpf,p.senhaprofessor = senha,p.quantdisciplina<text:span text:style-name="T1">s</text:span> = disc<text:line-break/>where p.codprofessor = codigo;<text:line-break/>END//<text:line-break/>delimiter ;</text:p>
      <text:p text:style-name="P4"/>
      <text:p text:style-name="P4"><text:span text:style-name="T2">text</text:span><text:line-break/></text:p>
      <text:p text:style-name="P3">insert into professor values (201 , NULL, NULL,NULL, NULL);</text:p>
      <text:p text:style-name="P3"/>
      <text:p text:style-name="P3">call Pr_Altera_Professor(201 , "Bruna Rosa", "000-111-888-84", "Bruna1236", "Quatros");</text:p>
      <text:p text:style-name="P3"/>
      <text:p text:style-name="P5">3.</text:p>
      <text:p text:style-name="P5"/>
      <text:p text:style-name="P5">delimiter //<text:line-break/>drop trigger if exists Tr_Altera_Professor//<text:line-break/>create trigger Tr_Altera_Professor<text:line-break/>after update on professor<text:line-break/>for each row begin<text:line-break/>if (new.senhaprofessor &lt;&gt; OLD.senhaprofessor) then<text:line-break/><text:tab/>insert into log <text:s/>(Descição) values ( (Select new.nomeprofessor) );<text:line-break/>end if;<text:line-break/>END//<text:line-break/>delimiter ;</text:p>
      <text:p text:style-name="P5"/>
      <text:p text:style-name="P5"><text:span text:style-name="T3">test</text:span><text:line-break/>update professor<text:line-break/>set senhaprofessor = "bruna11"<text:line-break/>where senhaprofessor = "Bruna";<text:line-break/></text:p>
      <text:p text:style-name="P5"/>
      <text:p text:style-name="P5">4.</text:p>
      <text:p text:style-name="P9">delimiter //<text:line-break/>drop trigger if exists Tr_Altera_Aluno//<text:line-break/>create trigger Tr_Altera_Aluno<text:line-break/>after update on Aluno<text:line-break/>for each row begin<text:line-break/>if (new.statusAluno &lt;&gt; OLD.statusAluno) then<text:line-break/><text:tab/>insert into log <text:s/>(Descição) values( (Select new.nomeAluno) );<text:line-break/>end if;<text:line-break/>END//<text:line-break/>delimiter ;</text:p>
      <text:p text:style-name="P5"/>
      <text:p text:style-name="P6">5.</text:p>
      <text:p text:style-name="P6"/>
      <text:p text:style-name="P10">delimiter //<text:line-break/>drop trigger if exists Tr_insere_turma//<text:line-break/>create trigger Tr_insere_turma<text:line-break/><text:soft-page-break/>after insert on turma<text:line-break/>for each row begin<text:line-break/><text:tab/>insert into log <text:span text:style-name="T7">(Descição)</text:span> values( 4 ,(Select new.nometurma) );<text:line-break/>END//<text:line-break/>delimiter ;</text:p>
      <text:p text:style-name="P6"/>
      <text:p text:style-name="P6">6.</text:p>
      <text:p text:style-name="P6"/>
      <text:p text:style-name="P10">delimiter //<text:line-break/>drop trigger if exists Tr_insere_nota//<text:line-break/>create trigger Tr_insere_nota<text:line-break/>after insert on nota<text:line-break/>for each row begin<text:line-break/><text:tab/>insert into log <text:span text:style-name="T4">(Descição)</text:span> values( (Select new.codnota) + (select new.codaluno) );<text:line-break/>END//<text:line-break/>delimiter ;</text:p>
      <text:p text:style-name="P6"/>
      <text:p text:style-name="P7">7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20:48:50.814000000</meta:creation-date>
    <dc:date>2019-06-26T19:27:36.260000000</dc:date>
    <meta:editing-duration>PT1H28M45S</meta:editing-duration>
    <meta:editing-cycles>12</meta:editing-cycles>
    <meta:generator>LibreOffice/6.0.4.2$Windows_X86_64 LibreOffice_project/9b0d9b32d5dcda91d2f1a96dc04c645c450872bf</meta:generator>
    <meta:document-statistic meta:table-count="0" meta:image-count="0" meta:object-count="0" meta:page-count="4" meta:paragraph-count="20" meta:word-count="441" meta:character-count="3820" meta:non-whitespace-character-count="3161"/>
  </office:meta>
</office:document-meta>
</file>